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bce4e5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10" style:family="table-cell" style:parent-style-name="Default" style:data-style-name="N100">
      <style:table-cell-properties fo:background-color="#bce4e5"/>
    </style:style>
    <style:style style:name="ce11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6"/>
        <table:table-column table:style-name="co1" table:default-cell-style-name="ce11"/>
        <table:table-column table:style-name="co1" table:number-columns-repeated="1014" table:default-cell-style-name="ce6"/>
        <table:table-row table:style-name="ro1">
          <table:table-cell table:style-name="ce1" office:value-type="string" calcext:value-type="string">
            <text:p>OS-ID</text:p>
          </table:table-cell>
          <table:table-cell table:style-name="ce2" office:value-type="string" calcext:value-type="string">
            <text:p>dcterms:identifier </text:p>
          </table:table-cell>
          <table:table-cell table:style-name="Default" office:value-type="string" calcext:value-type="string">
            <text:p>1838 ID</text:p>
          </table:table-cell>
          <table:table-cell table:style-name="ce2" office:value-type="string" calcext:value-type="string">
            <text:p>dcterms:title </text:p>
          </table:table-cell>
          <table:table-cell table:style-name="ce2" office:value-type="string" calcext:value-type="string">
            <text:p>foaf:firstName </text:p>
          </table:table-cell>
          <table:table-cell table:style-name="ce2" office:value-type="string" calcext:value-type="string">
            <text:p>foaf:lastName </text:p>
          </table:table-cell>
          <table:table-cell table:style-name="ce2" office:value-type="string" calcext:value-type="string">
            <text:p>foaf:status </text:p>
          </table:table-cell>
          <table:table-cell table:style-name="ce2" office:value-type="string" calcext:value-type="string">
            <text:p>schema:foundingDate </text:p>
          </table:table-cell>
          <table:table-cell table:style-name="ce3" office:value-type="string" calcext:value-type="string">
            <text:p>Date type</text:p>
          </table:table-cell>
          <table:table-cell table:style-name="ce2" office:value-type="string" calcext:value-type="string">
            <text:p>bio:birth </text:p>
          </table:table-cell>
          <table:table-cell table:style-name="ce2" office:value-type="string" calcext:value-type="string">
            <text:p>bio:death </text:p>
          </table:table-cell>
          <table:table-cell table:style-name="ce2" office:value-type="string" calcext:value-type="string">
            <text:p>dcterms:description </text:p>
          </table:table-cell>
          <table:table-cell table:style-name="ce3" office:value-type="string" calcext:value-type="string">
            <text:p>bio:age</text:p>
          </table:table-cell>
          <table:table-cell table:style-name="ce2" office:value-type="string" calcext:value-type="string">
            <text:p>child of 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relationship:childOf </text:p>
          </table:table-cell>
          <table:table-cell table:style-name="ce2" office:value-type="string" calcext:value-type="string">
            <text:p>child of <text:s/>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schema:homeLocation </text:p>
          </table:table-cell>
          <table:table-cell table:style-name="ce3" office:value-type="string" calcext:value-type="string">
            <text:p>Buyer</text:p>
          </table:table-cell>
          <table:table-cell table:style-name="ce2" office:value-type="string" calcext:value-type="string">
            <text:p>schema:buyer</text:p>
          </table:table-cell>
          <table:table-cell table:style-name="ce2" office:value-type="string" calcext:value-type="string">
            <text:p>dcterms:isReferencedBy </text:p>
          </table:table-cell>
          <table:table-cell table:style-name="ce3" table:number-columns-repeated="976"/>
          <table:table-cell table:style-name="ce1" table:number-columns-repeated="3"/>
          <table:table-cell table:style-name="Default" table:number-columns-repeated="23"/>
        </table:table-row>
        <table:table-row table:style-name="ro2">
          <table:table-cell table:style-name="ce5" office:value-type="float" office:value="1358" calcext:value-type="float">
            <text:p>1358</text:p>
          </table:table-cell>
          <table:table-cell table:style-name="ce5" table:formula="of:=(8000+[.C2])" office:value-type="float" office:value="8226" calcext:value-type="float">
            <text:p>8226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Watt</text:p>
          </table:table-cell>
          <table:table-cell table:style-name="ce5" office:value-type="string" calcext:value-type="string">
            <text:p>xWatt</text:p>
          </table:table-cell>
          <table:table-cell table:style-name="ce5" office:value-type="string" calcext:value-type="string">
            <text:p>(Campbell)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793-01-01</text:p>
          </table:table-cell>
          <table:table-cell table:style-name="ce5"/>
          <table:table-cell table:style-name="ce5" office:value-type="string" calcext:value-type="string">
            <text:p>Surname inferred from post-sale data: https://www.nytimes.com/2017/03/12/us/georgetown-university-slaves-life-campbell.html</text:p>
          </table:table-cell>
          <table:table-cell table:style-name="ce5" office:value-type="float" office:value="45" calcext:value-type="float">
            <text:p>45</text:p>
          </table:table-cell>
          <table:table-cell table:style-name="ce5"/>
          <table:table-cell table:style-name="ce5" office:value-type="string" calcext:value-type="string">
            <text:p>F22</text:p>
          </table:table-cell>
          <table:table-cell table:style-name="ce5" table:number-columns-repeated="3"/>
          <table:table-cell table:style-name="ce5" office:value-type="string" calcext:value-type="string">
            <text:p>St. Inigoes</text:p>
          </table:table-cell>
          <table:table-cell table:style-name="ce5" table:number-columns-repeated="3"/>
          <table:table-cell table:style-name="Default" table:number-columns-repeated="1002"/>
        </table:table-row>
        <table:table-row table:style-name="ro2">
          <table:table-cell table:style-name="ce5" office:value-type="float" office:value="1364" calcext:value-type="float">
            <text:p>1364</text:p>
          </table:table-cell>
          <table:table-cell table:style-name="ce5" table:formula="of:=(8000+[.C3])" office:value-type="float" office:value="8236" calcext:value-type="float">
            <text:p>8236</text:p>
          </table:table-cell>
          <table:table-cell table:style-name="ce5" office:value-type="float" office:value="236" calcext:value-type="float">
            <text:p>236</text:p>
          </table:table-cell>
          <table:table-cell table:number-columns-repeated="2" table:style-name="ce5" office:value-type="string" calcext:value-type="string">
            <text:p>Dick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798-01-01</text:p>
          </table:table-cell>
          <table:table-cell table:style-name="ce5"/>
          <table:table-cell table:style-name="ce5" office:value-type="string" calcext:value-type="string">
            <text:p>ran away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table:number-columns-repeated="3"/>
          <table:table-cell table:style-name="Default" table:number-columns-repeated="1002"/>
        </table:table-row>
        <table:table-row table:style-name="ro2">
          <table:table-cell table:style-name="ce5" office:value-type="float" office:value="1367" calcext:value-type="float">
            <text:p>1367</text:p>
          </table:table-cell>
          <table:table-cell table:style-name="ce5" table:formula="of:=(8000+[.C4])" office:value-type="float" office:value="8245" calcext:value-type="float">
            <text:p>8245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Kitty Walton</text:p>
          </table:table-cell>
          <table:table-cell table:style-name="ce5" office:value-type="string" calcext:value-type="string">
            <text:p>Kitty</text:p>
          </table:table-cell>
          <table:table-cell table:style-name="ce5" office:value-type="string" calcext:value-type="string">
            <text:p>Walton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785-01-01</text:p>
          </table:table-cell>
          <table:table-cell table:style-name="ce5"/>
          <table:table-cell table:style-name="ce5" office:value-type="string" calcext:value-type="string">
            <text:p>Surname from bill of sale</text:p>
          </table:table-cell>
          <table:table-cell table:style-name="ce5" office:value-type="float" office:value="53" calcext:value-type="float">
            <text:p>53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369" calcext:value-type="float">
            <text:p>1369</text:p>
          </table:table-cell>
          <table:table-cell table:style-name="ce5" table:formula="of:=(8000+[.C5])" office:value-type="float" office:value="8214" calcext:value-type="float">
            <text:p>8214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2" table:style-name="ce5" office:value-type="string" calcext:value-type="string">
            <text:p>Daniel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813-01-01</text:p>
          </table:table-cell>
          <table:table-cell table:style-name="ce5" table:number-columns-repeated="2"/>
          <table:table-cell table:style-name="ce5" office:value-type="float" office:value="25" calcext:value-type="float">
            <text:p>25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table:number-columns-repeated="3"/>
          <table:table-cell table:style-name="Default" table:number-columns-repeated="1002"/>
        </table:table-row>
        <table:table-row table:style-name="ro2">
          <table:table-cell table:style-name="ce5" office:value-type="float" office:value="1371" calcext:value-type="float">
            <text:p>1371</text:p>
          </table:table-cell>
          <table:table-cell table:style-name="ce5" table:formula="of:=(8000+[.C6])" office:value-type="float" office:value="8190" calcext:value-type="float">
            <text:p>8190</text:p>
          </table:table-cell>
          <table:table-cell table:style-name="ce5" office:value-type="float" office:value="190" calcext:value-type="float">
            <text:p>190</text:p>
          </table:table-cell>
          <table:table-cell table:number-columns-repeated="2" table:style-name="ce5" office:value-type="string" calcext:value-type="string">
            <text:p>Mary 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800-01-01</text:p>
          </table:table-cell>
          <table:table-cell table:style-name="ce5" table:number-columns-repeated="2"/>
          <table:table-cell table:style-name="ce5" office:value-type="float" office:value="38" calcext:value-type="float">
            <text:p>38</text:p>
          </table:table-cell>
          <table:table-cell table:style-name="ce5"/>
          <table:table-cell table:style-name="ce5" office:value-type="string" calcext:value-type="string">
            <text:p>F21</text:p>
          </table:table-cell>
          <table:table-cell table:style-name="ce5" table:number-columns-repeated="3"/>
          <table:table-cell table:style-name="ce5" office:value-type="string" calcext:value-type="string">
            <text:p>St. Inigoes</text:p>
          </table:table-cell>
          <table:table-cell table:style-name="ce5" table:number-columns-repeated="3"/>
          <table:table-cell table:style-name="Default" table:number-columns-repeated="1002"/>
        </table:table-row>
        <table:table-row table:style-name="ro2">
          <table:table-cell table:style-name="ce5" office:value-type="float" office:value="1372" calcext:value-type="float">
            <text:p>1372</text:p>
          </table:table-cell>
          <table:table-cell table:style-name="ce5" table:formula="of:=(8000+[.C7])" office:value-type="float" office:value="8213" calcext:value-type="float">
            <text:p>8213</text:p>
          </table:table-cell>
          <table:table-cell table:style-name="ce5" office:value-type="float" office:value="213" calcext:value-type="float">
            <text:p>213</text:p>
          </table:table-cell>
          <table:table-cell table:number-columns-repeated="2" table:style-name="ce5" office:value-type="string" calcext:value-type="string">
            <text:p>Gabe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810-01-01</text:p>
          </table:table-cell>
          <table:table-cell table:style-name="ce5"/>
          <table:table-cell table:style-name="ce5" office:value-type="string" calcext:value-type="string">
            <text:p>blacksmith, married off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373" calcext:value-type="float">
            <text:p>1373</text:p>
          </table:table-cell>
          <table:table-cell table:style-name="ce5" table:formula="of:=(8000+[.C8])" office:value-type="float" office:value="8209" calcext:value-type="float">
            <text:p>8209</text:p>
          </table:table-cell>
          <table:table-cell table:style-name="ce5" office:value-type="float" office:value="209" calcext:value-type="float">
            <text:p>209</text:p>
          </table:table-cell>
          <table:table-cell table:number-columns-repeated="2" table:style-name="ce5" office:value-type="string" calcext:value-type="string">
            <text:p>Harr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763-01-01</text:p>
          </table:table-cell>
          <table:table-cell table:style-name="ce5" table:number-columns-repeated="2"/>
          <table:table-cell table:style-name="ce5" office:value-type="float" office:value="75" calcext:value-type="float">
            <text:p>75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377" calcext:value-type="float">
            <text:p>1377</text:p>
          </table:table-cell>
          <table:table-cell table:style-name="ce5" table:formula="of:=(8000+[.C9])" office:value-type="float" office:value="8210" calcext:value-type="float">
            <text:p>8210</text:p>
          </table:table-cell>
          <table:table-cell table:style-name="ce5" office:value-type="float" office:value="210" calcext:value-type="float">
            <text:p>210</text:p>
          </table:table-cell>
          <table:table-cell table:number-columns-repeated="2" table:style-name="ce5" office:value-type="string" calcext:value-type="string">
            <text:p>Ann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768-01-01</text:p>
          </table:table-cell>
          <table:table-cell table:style-name="ce5" table:number-columns-repeated="2"/>
          <table:table-cell table:style-name="ce5" office:value-type="float" office:value="70" calcext:value-type="float">
            <text:p>70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378" calcext:value-type="float">
            <text:p>1378</text:p>
          </table:table-cell>
          <table:table-cell table:style-name="ce5" table:formula="of:=(8000+[.C10])" office:value-type="float" office:value="8250" calcext:value-type="float">
            <text:p>8250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2" table:style-name="ce5" office:value-type="string" calcext:value-type="string">
            <text:p>Sall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782-01-01</text:p>
          </table:table-cell>
          <table:table-cell table:style-name="ce5"/>
          <table:table-cell table:style-name="ce5" office:value-type="string" calcext:value-type="string">
            <text:p>Age listed as 60 in bill of sale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?</text:p>
          </table:table-cell>
          <table:table-cell table:style-name="ce5" table:number-columns-repeated="4"/>
          <table:table-cell table:style-name="ce5" office:value-type="string" calcext:value-type="string">
            <text:p>St. Inigoes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2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383" calcext:value-type="float">
            <text:p>1383</text:p>
          </table:table-cell>
          <table:table-cell table:style-name="ce5" table:formula="of:=(8000+[.C11])" office:value-type="float" office:value="8207" calcext:value-type="float">
            <text:p>8207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 table:style-name="ce5" office:value-type="string" calcext:value-type="string">
            <text:p>George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808-01-01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table:number-columns-repeated="3"/>
          <table:table-cell table:style-name="Default" table:number-columns-repeated="1002"/>
        </table:table-row>
        <table:table-row table:style-name="ro2">
          <table:table-cell table:style-name="ce5" office:value-type="float" office:value="1384" calcext:value-type="float">
            <text:p>1384</text:p>
          </table:table-cell>
          <table:table-cell table:style-name="ce5" table:formula="of:=(8000+[.C12])" office:value-type="float" office:value="8246" calcext:value-type="float">
            <text:p>8246</text:p>
          </table:table-cell>
          <table:table-cell table:style-name="ce5" office:value-type="float" office:value="246" calcext:value-type="float">
            <text:p>246</text:p>
          </table:table-cell>
          <table:table-cell table:number-columns-repeated="2" table:style-name="ce5" office:value-type="string" calcext:value-type="string">
            <text:p>Peter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801-01-01</text:p>
          </table:table-cell>
          <table:table-cell table:style-name="ce5"/>
          <table:table-cell table:style-name="ce5" office:value-type="string" calcext:value-type="string">
            <text:p>married off</text:p>
          </table:table-cell>
          <table:table-cell table:style-name="ce5" office:value-type="float" office:value="37" calcext:value-type="float">
            <text:p>37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385" calcext:value-type="float">
            <text:p>1385</text:p>
          </table:table-cell>
          <table:table-cell table:style-name="ce5" table:formula="of:=(8000+[.C13])" office:value-type="float" office:value="8252" calcext:value-type="float">
            <text:p>8252</text:p>
          </table:table-cell>
          <table:table-cell table:style-name="ce5" office:value-type="float" office:value="252" calcext:value-type="float">
            <text:p>252</text:p>
          </table:table-cell>
          <table:table-cell table:number-columns-repeated="2" table:style-name="ce5" office:value-type="string" calcext:value-type="string">
            <text:p>Henr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816-01-01</text:p>
          </table:table-cell>
          <table:table-cell table:style-name="ce5" table:number-columns-repeated="2"/>
          <table:table-cell table:style-name="ce5" office:value-type="float" office:value="22" calcext:value-type="float">
            <text:p>22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table:number-columns-repeated="3"/>
          <table:table-cell table:style-name="Default" table:number-columns-repeated="1002"/>
        </table:table-row>
        <table:table-row table:style-name="ro2">
          <table:table-cell table:style-name="ce5" office:value-type="float" office:value="1618" calcext:value-type="float">
            <text:p>1618</text:p>
          </table:table-cell>
          <table:table-cell table:style-name="ce5" table:formula="of:=(8000+[.C14])" office:value-type="float" office:value="8216" calcext:value-type="float">
            <text:p>8216</text:p>
          </table:table-cell>
          <table:table-cell table:style-name="ce5" office:value-type="float" office:value="216" calcext:value-type="float">
            <text:p>216</text:p>
          </table:table-cell>
          <table:table-cell table:number-columns-repeated="2" table:style-name="ce5" office:value-type="string" calcext:value-type="string">
            <text:p>Arnold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810-01-01</text:p>
          </table:table-cell>
          <table:table-cell table:style-name="ce5"/>
          <table:table-cell table:style-name="ce5" office:value-type="string" calcext:value-type="string">
            <text:p>ran away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table:number-columns-repeated="3"/>
          <table:table-cell table:style-name="Default" table:number-columns-repeated="1002"/>
        </table:table-row>
        <table:table-row table:style-name="ro2">
          <table:table-cell table:style-name="ce5" office:value-type="float" office:value="1622" calcext:value-type="float">
            <text:p>1622</text:p>
          </table:table-cell>
          <table:table-cell table:style-name="ce5" table:formula="of:=(8000+[.C15])" office:value-type="float" office:value="8208" calcext:value-type="float">
            <text:p>8208</text:p>
          </table:table-cell>
          <table:table-cell table:style-name="ce5" office:value-type="float" office:value="208" calcext:value-type="float">
            <text:p>208</text:p>
          </table:table-cell>
          <table:table-cell table:number-columns-repeated="2" table:style-name="ce5" office:value-type="string" calcext:value-type="string">
            <text:p>Joseph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816-01-01</text:p>
          </table:table-cell>
          <table:table-cell table:style-name="ce5"/>
          <table:table-cell table:style-name="ce5" office:value-type="string" calcext:value-type="string">
            <text:p>married off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670" calcext:value-type="float">
            <text:p>1670</text:p>
          </table:table-cell>
          <table:table-cell table:style-name="ce5" table:formula="of:=(8000+[.C16])" office:value-type="float" office:value="8167" calcext:value-type="float">
            <text:p>8167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Nace Butler</text:p>
          </table:table-cell>
          <table:table-cell table:style-name="ce5" office:value-type="string" calcext:value-type="string">
            <text:p>Nace</text:p>
          </table:table-cell>
          <table:table-cell table:style-name="ce5" office:value-type="string" calcext:value-type="string">
            <text:p>Butler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787-01-01</text:p>
          </table:table-cell>
          <table:table-cell table:style-name="ce5"/>
          <table:table-cell table:style-name="ce5" office:value-type="string" calcext:value-type="string">
            <text:p>[strike thorugh (blacksmith)] listed as 50 in bill of sale</text:p>
          </table:table-cell>
          <table:table-cell table:style-name="ce5" office:value-type="float" office:value="51" calcext:value-type="float">
            <text:p>51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984" calcext:value-type="float">
            <text:p>1984</text:p>
          </table:table-cell>
          <table:table-cell table:style-name="ce5" table:formula="of:=(8000+[.C17])" office:value-type="float" office:value="8248" calcext:value-type="float">
            <text:p>8248</text:p>
          </table:table-cell>
          <table:table-cell table:style-name="ce5" office:value-type="float" office:value="248" calcext:value-type="float">
            <text:p>248</text:p>
          </table:table-cell>
          <table:table-cell table:number-columns-repeated="2" table:style-name="ce5" office:value-type="string" calcext:value-type="string">
            <text:p>Michael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0" office:value-type="string" calcext:value-type="string">
            <text:p>1805-01-01</text:p>
          </table:table-cell>
          <table:table-cell table:style-name="ce5"/>
          <table:table-cell table:style-name="ce5" office:value-type="string" calcext:value-type="string">
            <text:p>married off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number-columns-repeated="5"/>
          <table:table-cell table:style-name="ce5" office:value-type="string" calcext:value-type="string">
            <text:p>St. Inigoes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/>
          <table:table-cell table:formula="of:=(8000+[.C18])" office:value-type="float" office:value="8191" calcext:value-type="float">
            <text:p>8191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19])" office:value-type="float" office:value="8237" calcext:value-type="float">
            <text:p>8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deline Campbell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Surname from bill of sale; <text:s/>age 28 in bill of sale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20])" office:value-type="float" office:value="8231" calcext:value-type="float">
            <text:p>8231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Alexander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21])" office:value-type="float" office:value="8251" calcext:value-type="float">
            <text:p>8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.Alexiu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2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22])" office:value-type="float" office:value="8184" calcext:value-type="float">
            <text:p>8184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Amand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Age 10 in bill of sale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23])" office:value-type="float" office:value="8175" calcext:value-type="float">
            <text:p>817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4])" office:value-type="float" office:value="8217" calcext:value-type="float">
            <text:p>8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nny Jones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1-01-01</text:p>
          </table:table-cell>
          <table:table-cell/>
          <table:table-cell office:value-type="string" calcext:value-type="string">
            <text:p>Anne Jones (26) in bill of s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4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25])" office:value-type="float" office:value="8218" calcext:value-type="float">
            <text:p>8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rnold Jone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Age 9 in bill of sale; <text:s/>surname inferred from famil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4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26])" office:value-type="float" office:value="8221" calcext:value-type="float">
            <text:p>822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Bane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Bernard (15) in bill of sale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27])" office:value-type="float" office:value="8173" calcext:value-type="float">
            <text:p>817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listed as 14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8])" office:value-type="float" office:value="8220" calcext:value-type="float">
            <text:p>8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etsy Dorsey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Dorsey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Betty Dorsey (30) in Bill of sale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29])" office:value-type="float" office:value="8177" calcext:value-type="float">
            <text:p>817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Listed as 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30])" office:value-type="float" office:value="8187" calcext:value-type="float">
            <text:p>818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Bib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31])" office:value-type="float" office:value="8169" calcext:value-type="float">
            <text:p>8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iby (Butler?)</text:p>
          </table:table-cell>
          <table:table-cell office:value-type="string" calcext:value-type="string">
            <text:p>Biby</text:p>
          </table:table-cell>
          <table:table-cell office:value-type="string" calcext:value-type="string">
            <text:p>(Butler?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/>
          <table:table-cell office:value-type="string" calcext:value-type="string">
            <text:p>listed with infant on bill of sale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32])" office:value-type="float" office:value="8225" calcext:value-type="float">
            <text:p>822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not married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33])" office:value-type="float" office:value="8201" calcext:value-type="float">
            <text:p>8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ill Cush</text:p>
          </table:table-cell>
          <table:table-cell office:value-type="string" calcext:value-type="string">
            <text:p>xBill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Cusha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34])" office:value-type="float" office:value="8186" calcext:value-type="float">
            <text:p>8186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35])" office:value-type="float" office:value="8171" calcext:value-type="float">
            <text:p>817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Bridg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36])" office:value-type="float" office:value="8194" calcext:value-type="float">
            <text:p>8194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Bridg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37])" office:value-type="float" office:value="8172" calcext:value-type="float">
            <text:p>8172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Caroli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/>
          <table:table-cell office:value-type="string" calcext:value-type="string">
            <text:p>listed as 16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38])" office:value-type="float" office:value="8240" calcext:value-type="float">
            <text:p>824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Catheri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39])" office:value-type="float" office:value="8199" calcext:value-type="float">
            <text:p>819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Charl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40])" office:value-type="float" office:value="8232" calcext:value-type="float">
            <text:p>823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Charlotte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41])" office:value-type="float" office:value="8200" calcext:value-type="float">
            <text:p>8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Chi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42])" office:value-type="float" office:value="8235" calcext:value-type="float">
            <text:p>823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Child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43])" office:value-type="float" office:value="8241" calcext:value-type="float">
            <text:p>8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hild (Maria - 9 months)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44])" office:value-type="float" office:value="8224" calcext:value-type="float">
            <text:p>822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45])" office:value-type="float" office:value="8243" calcext:value-type="float">
            <text:p>8243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Eliza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Could be Eliza Butler (19), listed with an infan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4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46])" office:value-type="float" office:value="8185" calcext:value-type="float">
            <text:p>818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Age 8 in bill of sale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47])" office:value-type="float" office:value="8233" calcext:value-type="float">
            <text:p>8233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Emeline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48])" office:value-type="float" office:value="8183" calcext:value-type="float">
            <text:p>8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meline Brown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13 in bill of sal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49])" office:value-type="float" office:value="8228" calcext:value-type="float">
            <text:p>8228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Frank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50])" office:value-type="float" office:value="8253" calcext:value-type="float">
            <text:p>825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xFrederick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51])" office:value-type="float" office:value="8176" calcext:value-type="float">
            <text:p>817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listed as 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52])" office:value-type="float" office:value="8239" calcext:value-type="float">
            <text:p>8239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Gi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53])" office:value-type="float" office:value="8254" calcext:value-type="float">
            <text:p>8254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Gi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9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3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54])" office:value-type="float" office:value="8255" calcext:value-type="float">
            <text:p>825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3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55])" office:value-type="float" office:value="8223" calcext:value-type="float">
            <text:p>8223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Greenfie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56])" office:value-type="float" office:value="8206" calcext:value-type="float">
            <text:p>8206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Gust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Listed as 9, Gustin in bill of sale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57])" office:value-type="float" office:value="8188" calcext:value-type="float">
            <text:p>8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Hariet Eagline</text:p>
          </table:table-cell>
          <table:table-cell office:value-type="string" calcext:value-type="string">
            <text:p>Hariet</text:p>
          </table:table-cell>
          <table:table-cell office:value-type="string" calcext:value-type="string">
            <text:p>Eagline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Surname from bill of sale; <text:s/>age 6 in bill of sale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58])" office:value-type="float" office:value="8211" calcext:value-type="float">
            <text:p>8211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59])" office:value-type="float" office:value="8182" calcext:value-type="float">
            <text:p>818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60])" office:value-type="float" office:value="8258" calcext:value-type="float">
            <text:p>8258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Henny [strike through]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3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61])" office:value-type="float" office:value="8178" calcext:value-type="float">
            <text:p>8178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/>
          <table:table-cell office:value-type="string" calcext:value-type="string">
            <text:p>listed as 7 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62])" office:value-type="float" office:value="8193" calcext:value-type="float">
            <text:p>8193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63])" office:value-type="float" office:value="8259" calcext:value-type="float">
            <text:p>8259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/>
          <table:table-cell office:value-type="string" calcext:value-type="string">
            <text:p>not married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64])" office:value-type="float" office:value="8247" calcext:value-type="float">
            <text:p>82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ohn [strike through] (Brown)</text:p>
          </table:table-cell>
          <table:table-cell office:value-type="string" calcext:value-type="string">
            <text:p>John [strike through]</text:p>
          </table:table-cell>
          <table:table-cell office:value-type="string" calcext:value-type="string">
            <text:p>Brown 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Might be John Brown; <text:s/>Surname from bill of s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65])" office:value-type="float" office:value="8181" calcext:value-type="float">
            <text:p>8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name from bill of sal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66])" office:value-type="float" office:value="8205" calcext:value-type="float">
            <text:p>820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listed as 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67])" office:value-type="float" office:value="8215" calcext:value-type="float">
            <text:p>821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68])" office:value-type="float" office:value="8219" calcext:value-type="float">
            <text:p>8219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Age 6 in bill of sale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69])" office:value-type="float" office:value="8222" calcext:value-type="float">
            <text:p>8222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Lucind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13 in bill of sal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70])" office:value-type="float" office:value="8174" calcext:value-type="float">
            <text:p>8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rtha Anne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/>
          <table:table-cell office:value-type="string" calcext:value-type="string">
            <text:p>Listed 12, and with middle name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71])" office:value-type="float" office:value="8180" calcext:value-type="float">
            <text:p>818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Mary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72])" office:value-type="float" office:value="8195" calcext:value-type="float">
            <text:p>819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Mary Ja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73])" office:value-type="float" office:value="8238" calcext:value-type="float">
            <text:p>8238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Mat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74])" office:value-type="float" office:value="8168" calcext:value-type="float">
            <text:p>8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ace (Butler)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(Butler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75])" office:value-type="float" office:value="8257" calcext:value-type="float">
            <text:p>8257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Natha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4-01-0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3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76])" office:value-type="float" office:value="8249" calcext:value-type="float">
            <text:p>8249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77])" office:value-type="float" office:value="8198" calcext:value-type="float">
            <text:p>819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78])" office:value-type="float" office:value="8212" calcext:value-type="float">
            <text:p>821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79])" office:value-type="float" office:value="8242" calcext:value-type="float">
            <text:p>8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lly Barne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4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80])" office:value-type="float" office:value="8204" calcext:value-type="float">
            <text:p>8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elly Merrick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Merrick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5-01-01</text:p>
          </table:table-cell>
          <table:table-cell/>
          <table:table-cell office:value-type="string" calcext:value-type="string">
            <text:p>last name inferred from family relationship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4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81])" office:value-type="float" office:value="8203" calcext:value-type="float">
            <text:p>8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hil Merrick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Merrick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last name from bill of sal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4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82])" office:value-type="float" office:value="8230" calcext:value-type="float">
            <text:p>823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Rachel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83])" office:value-type="float" office:value="8244" calcext:value-type="float">
            <text:p>824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84])" office:value-type="float" office:value="8202" calcext:value-type="float">
            <text:p>8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gis Gough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Gough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Gough, married off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85])" office:value-type="float" office:value="8189" calcext:value-type="float">
            <text:p>818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5-01-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86])" office:value-type="float" office:value="8192" calcext:value-type="float">
            <text:p>819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87])" office:value-type="float" office:value="8197" calcext:value-type="float">
            <text:p>8197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Sally 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88])" office:value-type="float" office:value="8229" calcext:value-type="float">
            <text:p>8229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Sam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89])" office:value-type="float" office:value="8170" calcext:value-type="float">
            <text:p>817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ucke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90])" office:value-type="float" office:value="8196" calcext:value-type="float">
            <text:p>819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Susa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91])" office:value-type="float" office:value="8227" calcext:value-type="float">
            <text:p>8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92])" office:value-type="float" office:value="8179" calcext:value-type="float">
            <text:p>817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Thoma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93])" office:value-type="float" office:value="8234" calcext:value-type="float">
            <text:p>823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Watt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2">
          <table:table-cell/>
          <table:table-cell table:formula="of:=(8000+[.C94])" office:value-type="float" office:value="8256" calcext:value-type="float">
            <text:p>825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Zek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married off; <text:s/>Leke in the transcription of bill of sale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</table:table>
      <table:named-expressions/>
      <table:database-ranges>
        <table:database-range table:name="__Anonymous_Sheet_DB__0" table:target-range-address="Sheet1.A1:Sheet1.V9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19:29:38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38:58.595000000</meta:creation-date>
    <dc:date>2018-02-13T17:36:39.489000000</dc:date>
    <meta:editing-duration>P1DT8H41M32S</meta:editing-duration>
    <meta:editing-cycles>7</meta:editing-cycles>
    <meta:generator>LibreOffice/5.4.4.2$Windows_X86_64 LibreOffice_project/2524958677847fb3bb44820e40380acbe820f960</meta:generator>
    <meta:document-statistic meta:table-count="1" meta:cell-count="1099" meta:object-count="0"/>
  </office:meta>
</office:document-meta>
</file>